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TC" svg:font-family="'Noto Sans CJK T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Noto Sans CJK TC Regular" fo:font-size="13pt" fo:letter-spacing="0.018cm" style:font-name-asian="Noto Sans CJK TC Regular" style:font-size-asian="13pt" style:font-size-complex="13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Noto Sans CJK TC Regular" fo:font-size="13pt" fo:letter-spacing="0.018cm" officeooo:paragraph-rsid="001506ad" style:font-name-asian="Noto Sans CJK TC Regular" style:font-size-asian="13pt" style:font-size-complex="13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Noto Sans CJK TC Regular" fo:font-size="13pt" fo:letter-spacing="0.018cm" officeooo:paragraph-rsid="00163dc7" style:font-name-asian="Noto Sans CJK TC Regular" style:font-size-asian="13pt" style:font-size-complex="13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Noto Sans CJK TC Regular" fo:font-size="13pt" fo:letter-spacing="0.018cm" officeooo:rsid="0012e859" officeooo:paragraph-rsid="0012e859" style:font-name-asian="Noto Sans CJK TC Regular" style:font-size-asian="13pt" style:font-size-complex="13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Noto Sans CJK TC Regular" fo:font-size="13pt" fo:letter-spacing="0.018cm" officeooo:rsid="0012e859" officeooo:paragraph-rsid="00163dc7" style:font-name-asian="Noto Sans CJK TC Regular" style:font-size-asian="13pt" style:font-size-complex="13pt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Noto Sans CJK TC Regular" fo:font-size="14pt" fo:letter-spacing="0.106cm" fo:font-weight="bold" officeooo:paragraph-rsid="0016d0ca" style:font-name-asian="Noto Sans CJK TC Regular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.741cm" fo:margin-right="0cm" fo:text-align="start" style:justify-single-word="false" fo:orphans="2" fo:widows="2" fo:text-indent="0cm" style:auto-text-indent="false"/>
      <style:text-properties style:font-name="Noto Sans CJK TC Regular" fo:font-size="13pt" fo:letter-spacing="0.018cm" officeooo:paragraph-rsid="0019e3b7" style:font-name-asian="Noto Sans CJK TC Regular" style:font-size-asian="13pt" style:font-size-complex="13pt"/>
    </style:style>
    <style:style style:name="P8" style:family="paragraph" style:parent-style-name="Standard">
      <style:paragraph-properties fo:margin-left="0.741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Noto Sans CJK TC Regular" fo:font-size="13pt" fo:letter-spacing="normal" officeooo:paragraph-rsid="0016d0ca" style:font-name-asian="Noto Sans CJK TC Regular" style:font-size-asian="13pt" style:font-size-complex="13pt"/>
    </style:style>
    <style:style style:name="P9" style:family="paragraph" style:parent-style-name="Standard">
      <style:paragraph-properties fo:margin-left="0.741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Noto Sans CJK TC Regular" fo:font-size="13pt" fo:letter-spacing="normal" officeooo:rsid="00189a93" officeooo:paragraph-rsid="00189a93" style:font-name-asian="Noto Sans CJK TC Regular" style:font-size-asian="13pt" style:font-size-complex="13pt"/>
    </style:style>
    <style:style style:name="P10" style:family="paragraph" style:parent-style-name="Standard">
      <style:paragraph-properties fo:margin-left="0.741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Noto Sans CJK TC Regular" fo:font-size="13pt" fo:letter-spacing="0.018cm" officeooo:paragraph-rsid="0016d0ca" style:font-name-asian="Noto Sans CJK TC Regular" style:font-size-asian="13pt" style:font-size-complex="13pt"/>
    </style:style>
    <style:style style:name="P11" style:family="paragraph" style:parent-style-name="Standard">
      <style:paragraph-properties fo:margin-left="0.741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Noto Sans CJK TC Regular" fo:font-size="13pt" fo:letter-spacing="0.018cm" officeooo:paragraph-rsid="0019e3b7" style:font-name-asian="Noto Sans CJK TC Regular" style:font-size-asian="13pt" style:font-size-complex="13pt"/>
    </style:style>
    <style:style style:name="P12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/>
      <style:text-properties fo:letter-spacing="0.018cm" style:text-underline-style="none" officeooo:paragraph-rsid="0019e3b7"/>
    </style:style>
    <style:style style:name="T1" style:family="text">
      <style:text-properties fo:font-style="normal" fo:font-weight="normal" style:font-style-asian="normal" style:font-weight-asian="normal"/>
    </style:style>
    <style:style style:name="T2" style:family="text">
      <style:text-properties fo:font-style="normal" fo:font-weight="normal" officeooo:rsid="0013506b" style:font-style-asian="normal" style:font-weight-asian="normal"/>
    </style:style>
    <style:style style:name="T3" style:family="text">
      <style:text-properties fo:font-style="normal" officeooo:rsid="0016d0ca" style:font-style-asian="normal"/>
    </style:style>
    <style:style style:name="T4" style:family="text">
      <style:text-properties fo:font-style="normal" officeooo:rsid="0017e741" style:font-style-asian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officeooo:rsid="0012e859" style:font-style-asian="normal" style:font-weight-asian="normal"/>
    </style:style>
    <style:style style:name="T7" style:family="text">
      <style:text-properties officeooo:rsid="00159d91" style:font-style-asian="normal" style:font-weight-asian="normal"/>
    </style:style>
    <style:style style:name="T8" style:family="text">
      <style:text-properties officeooo:rsid="00163dc7" style:font-style-asian="normal" style:font-weight-asian="normal"/>
    </style:style>
    <style:style style:name="T9" style:family="text">
      <style:text-properties officeooo:rsid="0013506b" style:font-style-asian="normal" style:font-weight-asian="normal"/>
    </style:style>
    <style:style style:name="T10" style:family="text">
      <style:text-properties officeooo:rsid="0016d0ca" style:font-style-asian="normal" style:font-weight-asian="normal"/>
    </style:style>
    <style:style style:name="T11" style:family="text">
      <style:text-properties officeooo:rsid="001506ad" style:font-style-asian="normal" style:font-weight-asian="normal"/>
    </style:style>
    <style:style style:name="T12" style:family="text">
      <style:text-properties officeooo:rsid="0017e741" style:font-style-asian="normal" style:font-weight-asian="normal"/>
    </style:style>
    <style:style style:name="T13" style:family="text">
      <style:text-properties officeooo:rsid="00189a93" style:font-style-asian="normal" style:font-weight-asian="normal"/>
    </style:style>
    <style:style style:name="T14" style:family="text">
      <style:text-properties officeooo:rsid="0019e3b7" style:font-style-asian="normal" style:font-weight-asian="normal"/>
    </style:style>
    <style:style style:name="T15" style:family="text">
      <style:text-properties fo:font-variant="normal" fo:text-transform="none" fo:color="#000000" fo:letter-spacing="normal" style:font-style-asian="normal" style:font-weight-asian="normal"/>
    </style:style>
    <style:style style:name="T16" style:family="text">
      <style:text-properties fo:font-variant="normal" fo:text-transform="none" fo:color="#000000" fo:letter-spacing="normal" officeooo:rsid="0017e741" style:font-style-asian="normal" style:font-weight-asian="normal"/>
    </style:style>
    <style:style style:name="T17" style:family="text">
      <style:text-properties fo:font-variant="normal" fo:text-transform="none" fo:color="#000000" fo:letter-spacing="normal" officeooo:rsid="0019e3b7" style:font-style-asian="normal" style:font-weight-asian="normal"/>
    </style:style>
    <style:style style:name="T18" style:family="text">
      <style:text-properties fo:font-variant="normal" fo:text-transform="none" fo:color="#000000" style:font-name="Noto Sans CJK TC Regular" fo:font-size="10pt" fo:letter-spacing="normal" fo:font-style="normal" fo:font-weight="normal" officeooo:rsid="0017e741" style:font-name-asian="Noto Sans CJK TC Regular" style:font-size-asian="10pt" style:font-style-asian="normal" style:font-weight-asian="normal" style:font-size-complex="10pt"/>
    </style:style>
    <style:style style:name="T19" style:family="text">
      <style:text-properties fo:font-variant="normal" fo:text-transform="none" fo:color="#000000" style:font-name="Noto Sans CJK TC Regular" fo:font-size="10pt" fo:letter-spacing="normal" fo:font-style="normal" fo:font-weight="normal" officeooo:rsid="0019e3b7" style:font-name-asian="Noto Sans CJK TC Regular" style:font-size-asian="10pt" style:font-style-asian="normal" style:font-weight-asian="normal" style:font-size-complex="10pt"/>
    </style:style>
    <style:style style:name="T20" style:family="text">
      <style:text-properties fo:font-variant="normal" fo:text-transform="none" fo:color="#000000" style:font-name="Noto Sans CJK TC Regular" fo:font-size="10pt" fo:letter-spacing="normal" fo:font-style="normal" fo:font-weight="normal" officeooo:rsid="0017e741" style:font-name-asian="Noto Sans CJK TC" style:font-size-asian="10pt" style:font-style-asian="normal" style:font-weight-asian="normal" style:font-size-complex="10pt"/>
    </style:style>
    <style:style style:name="T21" style:family="text">
      <style:text-properties fo:font-variant="normal" fo:text-transform="none" fo:color="#000000" style:font-name="Noto Sans CJK TC Regular" fo:font-size="10pt" fo:font-style="normal" fo:font-weight="normal" officeooo:rsid="0017e741" style:font-name-asian="Noto Sans CJK TC Regular" style:font-size-asian="10pt" style:font-style-asian="normal" style:font-weight-asian="normal" style:font-size-complex="10pt"/>
    </style:style>
    <style:style style:name="T22" style:family="text">
      <style:text-properties fo:font-variant="normal" fo:text-transform="none" fo:color="#000000" style:font-name="Noto Sans CJK TC Regular" fo:font-size="10pt" fo:font-style="normal" fo:font-weight="normal" officeooo:rsid="0019e3b7" style:font-name-asian="Noto Sans CJK TC Regular" style:font-size-asian="10pt" style:font-style-asian="normal" style:font-weight-asian="normal" style:font-size-complex="10pt"/>
    </style:style>
    <style:style style:name="T23" style:family="text">
      <style:text-properties fo:font-variant="normal" fo:text-transform="none" fo:color="#000000" style:font-name="Noto Sans CJK TC Regular" fo:font-size="10pt" fo:font-style="normal" fo:font-weight="normal" officeooo:rsid="0017e741" style:font-name-asian="Noto Sans CJK TC" style:font-size-asian="10pt" style:font-style-asian="normal" style:font-weight-asian="normal" style:font-size-complex="10pt"/>
    </style:style>
    <style:style style:name="T24" style:family="text">
      <style:text-properties fo:font-variant="normal" fo:text-transform="none" fo:color="#000000" style:font-name="Noto Sans CJK TC" fo:font-size="10pt" fo:letter-spacing="normal" fo:font-style="normal" fo:font-weight="normal" officeooo:rsid="0017e741" style:font-name-asian="Noto Sans CJK TC" style:font-size-asian="10pt" style:font-style-asian="normal" style:font-weight-asian="normal" style:font-size-complex="10pt"/>
    </style:style>
    <style:style style:name="T25" style:family="text">
      <style:text-properties fo:font-variant="normal" fo:text-transform="none" fo:color="#000000" style:font-name="Noto Sans CJK TC" fo:font-size="10pt" fo:letter-spacing="normal" fo:font-style="normal" fo:font-weight="normal" officeooo:rsid="0019e3b7" style:font-name-asian="Noto Sans CJK TC" style:font-size-asian="10pt" style:font-style-asian="normal" style:font-weight-asian="normal" style:font-size-complex="10pt"/>
    </style:style>
    <style:style style:name="T26" style:family="text">
      <style:text-properties fo:font-variant="normal" fo:text-transform="none" fo:color="#000000" style:font-name="Noto Sans CJK TC" fo:font-size="10pt" fo:font-style="normal" fo:font-weight="normal" officeooo:rsid="0017e741" style:font-name-asian="Noto Sans CJK TC" style:font-size-asian="10pt" style:font-style-asian="normal" style:font-weight-asian="normal" style:font-size-complex="10pt"/>
    </style:style>
    <style:style style:name="T27" style:family="text">
      <style:text-properties fo:font-variant="normal" fo:text-transform="none" fo:color="#000000" style:font-name="Noto Sans CJK TC" fo:font-size="10pt" fo:font-style="normal" fo:font-weight="normal" officeooo:rsid="0019e3b7" style:font-name-asian="Noto Sans CJK TC" style:font-size-asian="10pt" style:font-style-asian="normal" style:font-weight-asian="normal" style:font-size-complex="10pt"/>
    </style:style>
    <style:style style:name="T28" style:family="text">
      <style:text-properties fo:font-variant="normal" fo:text-transform="none" fo:color="#000000" style:font-style-asian="normal" style:font-weight-asian="normal"/>
    </style:style>
    <style:style style:name="T29" style:family="text">
      <style:text-properties fo:font-variant="normal" fo:text-transform="none" fo:color="#000000" officeooo:rsid="0017e741" style:font-style-asian="normal" style:font-weight-asian="normal"/>
    </style:style>
    <style:style style:name="T30" style:family="text">
      <style:text-properties fo:font-variant="normal" fo:text-transform="none" fo:color="#000000" officeooo:rsid="0019e3b7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Ripple Lab以及XRP，一種基於分散式帳本的交易</text:span><text:span text:style-name="T4">Token </text:span></text:p>
      <text:h text:style-name="P12" text:outline-level="2"><text:span text:style-name="T21">B05012074 <text:s/>何青儒 <text:s/></text:span><text:span text:style-name="T23">金融科技導論</text:span><text:span text:style-name="T26"> <text:s/></text:span><text:span text:style-name="T27">HW1 <text:s/></text:span><text:span text:style-name="T22">2018.Sep</text:span></text:h>
      <text:p text:style-name="P2"><text:span text:style-name="T1">(1) </text:span><text:span text:style-name="T5">金融服務之痛點</text:span></text:p>
      <text:p text:style-name="P2"><text:span text:style-name="T5"><text:tab/></text:span></text:p>
      <text:p text:style-name="P7"><text:span text:style-name="T28">現今跨國</text:span><text:span text:style-name="T29">公司間</text:span><text:span text:style-name="T28">的交易以及金流，常常因為匯差、時差、金融體系制度差別等原因，</text:span><text:span text:style-name="T30">其</text:span><text:span text:style-name="T28">成本不但偏高，也需等待數天才能完成。</text:span></text:p>
      <text:p text:style-name="P7"><text:span text:style-name="T28"/></text:p>
      <text:p text:style-name="P7"><text:span text:style-name="T28">另一方面，透過載具進行的「小額支付」，也往往因為其所收取的手續費比支付的金額本身還要來的高，而難以被市場接受。對消費者而言，我們不會願意為了買$1的東西，又再支付額外$1手續費；對銀行而言，若要處理大量的小額支付交易，也需花費大量系統建制及運行成本，從</text:span><text:span text:style-name="T29">交易中</text:span><text:span text:style-name="T28">所得到的利潤可能還無法支持。</text:span></text:p>
      <text:p text:style-name="P4"><text:span text:style-name="T5"/></text:p>
      <text:p text:style-name="P5"><text:span text:style-name="T1">(2) </text:span><text:span text:style-name="T5">解決方案之技術說明</text:span></text:p>
      <text:p text:style-name="P4"><text:span text:style-name="T5"/></text:p>
      <text:p text:style-name="P10"><text:span text:style-name="T5">Ripple </text:span><text:span text:style-name="T6">Lab，則希望能透過自家所發行的</text:span><text:span text:style-name="T7">XRP（</text:span><text:span text:style-name="T8">Ripple Coin）</text:span><text:span text:style-name="T7">，</text:span><text:span text:style-name="T6">作為所有交易的結算方案以及清償手段，最終目標是讓XRP成為一種跨國的「單一匯兌單位」：既然各國法幣在匯兌之間一定都會產生匯差，還不如以XRP作為唯一的計價單位。</text:span></text:p>
      <text:p text:style-name="P10"><text:span text:style-name="T6"/></text:p>
      <text:p text:style-name="P10"><text:span text:style-name="T8">XRP是一種建構在分散式帳本之上的貨幣，</text:span><text:span text:style-name="T6">和BTC、ETH類似，在XRP網路上的交易，需要經過數個節點達成共識後，以用來確定這筆交易是被承認的。</text:span><text:span text:style-name="T9">如此</text:span><text:span text:style-name="T6">一來，只要基於</text:span><text:span text:style-name="T14">Ripple</text:span><text:span text:style-name="T12">網路運行</text:span><text:span text:style-name="T6">的交易，以XRP作為計價單位的跨國交易不僅能夠迅速的在不同國家之內被確認（如在台灣帳戶發送的XRP，可以在數分鐘內在美國帳戶被接受），也能節省過去需要透過第三方作為中介的交易成本。</text:span></text:p>
      <text:p text:style-name="P1"><text:span text:style-name="T9"/></text:p>
      <text:p text:style-name="P3"><text:span text:style-name="T2">(3) </text:span><text:span text:style-name="T9">市場競爭力評估</text:span></text:p>
      <text:p text:style-name="P3"><text:span text:style-name="T9"/></text:p>
      <text:p text:style-name="P11"><text:span text:style-name="T9">但令人詬病的是，XRP和一般常見的</text:span><text:span text:style-name="T13">Blockchain</text:span><text:span text:style-name="T9">技術（如BTC、E</text:span><text:span text:style-name="T8">RC</text:span><text:span text:style-name="T9">20）相比，</text:span><text:span text:style-name="T8">XRP</text:span><text:span text:style-name="T9">並不是真正「去中心化」的</text:span><text:span text:style-name="T13">。</text:span></text:p>
      <text:p text:style-name="P11"><text:span text:style-name="T13"/></text:p>
      <text:p text:style-name="P11"><text:span text:style-name="T9">XRP所需的交易</text:span><text:span text:style-name="T8">驗證</text:span><text:span text:style-name="T9">節點高度集中在Ripple </text:span><text:span text:style-name="T8">Lab公司，</text:span><text:span text:style-name="T9">每一筆待確認的交易並非由俗稱</text:span><text:span text:style-name="T10">的</text:span><text:span text:style-name="T9">「礦工」藉由演算法來confirm，而是由「少數被選出的特殊節點」做為最終的confirm，這樣的好處在於若Ripple公司的節點是值得信任的，那麼XRP之間的交易能免去BTC或ETH所需的算力競爭，可以在短時間內完成，達到接近即時交易的高效率；此外，也因為沒有匿名的第三方參與，</text:span><text:span text:style-name="T14">XRP</text:span><text:span text:style-name="T9">也可以避免51%攻擊的竄改。</text:span></text:p>
      <text:p text:style-name="P10"><text:span text:style-name="T9"/></text:p>
      <text:p text:style-name="P10"><text:span text:style-name="T9">但也因為XRP「中心化」的性質，相較於其他被認列在Coinmarketcap的Cryptocurrency</text:span><text:span text:style-name="T11">，XRP更常被認為僅是一種交易的Token</text:span><text:span text:style-name="T9">，因為他的發行（</text:span><text:span text:style-name="T8">XRP沒有所謂的「挖礦」發行機制，其的發行總量在一開始就宣告，只是會慢慢的釋出</text:span><text:span text:style-name="T10">到市場上供</text:span><text:span text:style-name="T8">流通）</text:span><text:span text:style-name="T9">以及購買，都必須透過</text:span><text:span text:style-name="T11">Ripple Lab。</text:span></text:p>
      <text:p text:style-name="P10"><text:soft-page-break/><text:span text:style-name="T11"/></text:p>
      <text:p text:style-name="P11"><text:span text:style-name="T11">當</text:span><text:span text:style-name="T10">一種</text:span><text:span text:style-name="T11">交易的媒介高度集中在一間私人公司，而非國家單位時，</text:span><text:span text:style-name="T12">XRP「唯一單位」的想法就多了很多不確定性。</text:span><text:span text:style-name="T14">我們可以說，現在的XRP頂多算是一種「區塊鍊風味的</text:span><text:span text:style-name="T9">Cryptocurrency」，他本質上還是一種由公司發行、建立在網路上的Token。</text:span><text:span text:style-name="T14">所以當我們重新審試Ripple Lab的目標，也就是XRP是否有機會成為如黃金、白銀，這樣在實務上的跨國計價單位，我想還有很長的一段路可以走，甚至這有可能只是痴人說夢而已。</text:span></text:p>
      <text:p text:style-name="P8"><text:span text:style-name="T10"/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TC" svg:font-family="'Noto Sans CJK T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UMing TW" style:font-family-asian="'AR PL UMing TW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4:55:09.853672753</meta:creation-date>
    <dc:date>2018-09-29T16:55:21.492743951</dc:date>
    <meta:editing-duration>PT4M59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2" meta:paragraph-count="14" meta:word-count="1000" meta:character-count="1222" meta:non-whitespace-character-count="1203"/>
  </office:meta>
</office:document-meta>
</file>